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waarden 1a doelfunctie</text:p>
          </table:table-cell>
          <table:table-cell table:number-columns-repeated="16381"/>
        </table:table-row>
        <table:table-row table:number-rows-repeated="2" table:style-name="ro1">
          <table:table-cell table:number-columns-repeated="2"/>
          <table:table-cell office:value-type="string" table:style-name="ce1">
            <text:p>random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Dorinda van den Dool</meta:initial-creator>
    <dc:creator>Dorinda van den Dool</dc:creator>
    <meta:creation-date>2018-12-06T14:46:05Z</meta:creation-date>
    <dc:date>2018-12-06T14:48:13Z</dc:date>
  </office:meta>
</office:document-meta>
</file>